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f7b65" officeooo:paragraph-rsid="002f7b65"/>
    </style:style>
    <style:style style:name="P12" style:family="paragraph" style:parent-style-name="Standard">
      <style:text-properties officeooo:rsid="002f7b65" officeooo:paragraph-rsid="0030b64f"/>
    </style:style>
    <style:style style:name="P13" style:family="paragraph" style:parent-style-name="Standard">
      <style:text-properties officeooo:rsid="0030b64f" officeooo:paragraph-rsid="0030b64f"/>
    </style:style>
    <style:style style:name="P14" style:family="paragraph" style:parent-style-name="Standard">
      <style:text-properties officeooo:rsid="0030b64f" officeooo:paragraph-rsid="003570d1"/>
    </style:style>
    <style:style style:name="P15" style:family="paragraph" style:parent-style-name="Standard">
      <style:text-properties officeooo:rsid="0030e5f1" officeooo:paragraph-rsid="0030e5f1"/>
    </style:style>
    <style:style style:name="P16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7" style:family="paragraph" style:parent-style-name="Standard">
      <style:text-properties officeooo:paragraph-rsid="00341b66"/>
    </style:style>
    <style:style style:name="P18" style:family="paragraph" style:parent-style-name="Standard">
      <style:text-properties officeooo:paragraph-rsid="003570d1"/>
    </style:style>
    <style:style style:name="P19" style:family="paragraph" style:parent-style-name="Standard">
      <style:text-properties officeooo:paragraph-rsid="003923d4"/>
    </style:style>
    <style:style style:name="P20" style:family="paragraph" style:parent-style-name="Standard">
      <style:text-properties officeooo:paragraph-rsid="003be2d4"/>
    </style:style>
    <style:style style:name="P21" style:family="paragraph">
      <style:paragraph-properties fo:text-align="center"/>
    </style:style>
    <style:style style:name="P22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officeooo:rsid="003570d1"/>
    </style:style>
    <style:style style:name="T16" style:family="text">
      <style:text-properties style:font-name="Liberation Serif" officeooo:rsid="003923d4"/>
    </style:style>
    <style:style style:name="T17" style:family="text">
      <style:text-properties style:font-name="Liberation Serif" officeooo:rsid="003b024e"/>
    </style:style>
    <style:style style:name="T18" style:family="text">
      <style:text-properties style:font-name="Liberation Serif" fo:font-weight="bold" officeooo:rsid="003be2d4" style:font-weight-asian="bold" style:font-weight-complex="bold"/>
    </style:style>
    <style:style style:name="T19" style:family="text">
      <style:text-properties officeooo:rsid="0035b438"/>
    </style:style>
    <style:style style:name="T20" style:family="text">
      <style:text-properties officeooo:rsid="00376a9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te or Not, a Project with <text:span text:style-name="T4">the</text:span> PetFinder <text:span text:style-name="T4">API</text:span></text:p>
      <text:p text:style-name="P10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1" svg:width="0.9689in" svg:height="0.7087in" svg:x="2.9736in" svg:y="0.1307in"><text:p text:style-name="P21">Client facing</text:p><text:p text:style-name="P21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1" svg:x1="1.9004in" svg:y1="0.6535in" svg:x2="1.8902in" svg:y2="0.1016in"><text:p/></draw:line><draw:line text:anchor-type="paragraph" draw:z-index="10" draw:style-name="gr8" draw:text-style-name="P21" svg:x1="2.9736in" svg:y1="0.1016in" svg:x2="1.9008in" svg:y2="0.1016in"><text:p/></draw:line><draw:line text:anchor-type="paragraph" draw:z-index="11" draw:style-name="gr8" draw:text-style-name="P21" svg:x1="3.9425in" svg:y1="0.1016in" svg:x2="5.078in" svg:y2="0.1016in"><text:p/></draw:line><draw:line text:anchor-type="paragraph" draw:z-index="12" draw:style-name="gr8" draw:text-style-name="P21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1" svg:width="1.7504in" svg:height="0.7087in" svg:x="1.0571in" svg:y="0.2701in"><text:p text:style-name="P21">API requests and parsers</text:p><text:p text:style-name="P21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22">Python/REST/JSON</text:p><text:p text:style-name="P22">Urllib2 &amp; JSON modules</text:p></draw:text-box></draw:frame></text:p>
      <text:p text:style-name="P5"><draw:custom-shape text:anchor-type="paragraph" draw:z-index="8" draw:style-name="gr7" draw:text-style-name="P21" svg:width="1.7504in" svg:height="0.7087in" svg:x="4.1819in" svg:y="0.1098in"><text:p text:style-name="P21">Table Management</text:p><text:p text:style-name="P21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21" svg:x1="5.0673in" svg:y1="0.9787in" svg:x2="5.0776in" svg:y2="0.0516in"><text:p/></draw:line><draw:line text:anchor-type="paragraph" draw:z-index="3" draw:style-name="gr3" draw:text-style-name="P21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21" svg:width="1.1043in" svg:height="0.6878in" svg:x="4.5256in" svg:y="0.0098in"><text:p text:style-name="P21">Leaderboard </text:p><text:p text:style-name="P21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21" svg:width="1.1669in" svg:height="0.6748in" svg:x="1.328in" svg:y="0.0098in"><text:p text:style-name="P21">PetFinder.com's</text:p><text:p text:style-name="P21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1"/>
      <text:p text:style-name="P12">PetFinder.com's Public Data: </text:p>
      <text:p text:style-name="P12"><text:tab/>Provides data via REST to access pet photo<text:span text:style-name="T19">s</text:span></text:p>
      <text:p text:style-name="P16"><text:tab/><text:tab/>JSON, format=json</text:p>
      <text:p text:style-name="P16"><text:tab/><text:tab/>KEY, key=Developer's Key</text:p>
      <text:p text:style-name="P18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8"><text:span text:style-name="Source_20_Text"><text:span text:style-name="T9"><text:tab/></text:span></text:span><text:span text:style-name="Source_20_Text"><text:span text:style-name="T15">Photos available in the pet.get, pet.getRandom, pet.find and shelter.getPets</text:span></text:span></text:p>
      <text:p text:style-name="P18"><text:span text:style-name="Source_20_Text"><text:span text:style-name="T15"><text:tab/></text:span></text:span><text:span text:style-name="Source_20_Text"><text:span text:style-name="T17">Using the pet.getRandom for a Pet</text:span></text:span></text:p>
      <text:p text:style-name="P14"/>
      <text:p text:style-name="P13">Web Service: </text:p>
      <text:p text:style-name="P13"><text:soft-page-break/><text:tab/>Interprets PetFinder's data to format it from JSON to python objects ready for display by the client interface</text:p>
      <text:p text:style-name="P13"/>
      <text:p text:style-name="P13">Leaderboard Data:</text:p>
      <text:p text:style-name="P13"><text:tab/>Data which is stored about which pets receive cuteness points and makes it available for display in a leaderboard</text:p>
      <text:p text:style-name="P13"/>
      <text:p text:style-name="P13">Database Service: </text:p>
      <text:p text:style-name="P13"><text:tab/>Interprets leaderboard data from MySQL objects to Python objects to make it ready for display. Also creates tables and </text:p>
      <text:p text:style-name="P13"/>
      <text:p text:style-name="P15">Client facing interface:</text:p>
      <text:p text:style-name="P15"><text:tab/>Uses data provided by the web and database services to display <text:span text:style-name="T8">a leaderboard</text:span> and rate animals via a GUI. Possible modules for this : QtGui, QtSql, QtXml <text:span text:style-name="T20">(if xml is used instead of JSON)</text:span></text:p>
      <text:p text:style-name="P15"/>
      <text:p text:style-name="P15"/>
      <text:p text:style-name="P9">Low Level:</text:p>
      <text:p text:style-name="P17"/>
      <text:p text:style-name="P19"><text:span text:style-name="Source_20_Text"><text:span text:style-name="T16">Web Service </text:span></text:span><text:span text:style-name="Source_20_Text"><text:span text:style-name="T17">Module</text:span></text:span><text:span text:style-name="Source_20_Text"><text:span text:style-name="T16">:</text:span></text:span></text:p>
      <text:p text:style-name="P19"><draw:rect text:anchor-type="paragraph" draw:z-index="16" draw:style-name="gr6" draw:text-style-name="P21" svg:width="1.615in" svg:height="0.3441in" svg:x="0.0571in" svg:y="0.0244in"><text:p text:style-name="P21">String petfinderURI</text:p></draw:rect><draw:custom-shape text:anchor-type="paragraph" draw:z-index="15" draw:style-name="gr7" svg:width="2.1358in" svg:height="0.465in" svg:x="1.7862in" svg:y="0.0035in"><text:p text:style-name="P21">WebService getPet()</text:p><text:p text:style-name="P21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21" svg:x1="3.9217in" svg:y1="0.0035in" svg:x2="5.2028in" svg:y2="0.0098in"><text:p/></draw:line><draw:line text:anchor-type="paragraph" draw:z-index="20" draw:style-name="gr8" draw:text-style-name="P21" svg:x1="5.1925in" svg:y1="0.337in" svg:x2="5.2028in" svg:y2="0.0035in"><text:p/></draw:line></text:p>
      <text:p text:style-name="P19"><draw:rect text:anchor-type="paragraph" draw:z-index="17" draw:style-name="gr11" draw:text-style-name="P21" svg:width="2.5106in" svg:height="0.413in" svg:x="4.0362in" svg:y="0.1453in"><text:p text:style-name="P21">WebService requestPetData(URI)</text:p><text:p text:style-name="P21">Returns:JSON data</text:p></draw:rect></text:p>
      <text:p text:style-name="P19"/>
      <text:p text:style-name="P19"/>
      <text:p text:style-name="P19"><draw:rect text:anchor-type="paragraph" draw:z-index="18" draw:style-name="gr6" draw:text-style-name="P21" svg:width="2.7087in" svg:height="0.4689in" svg:x="3.8382in" svg:y="0.0346in"><text:p text:style-name="P21">WebService interpretJSONData(JSON)</text:p><text:p text:style-name="P21">Returns: python dictionary</text:p></draw:rect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Source_20_Text"><text:span text:style-name="T18">Possible additions:</text:span></text:span></text:p>
      <text:p text:style-name="P20"><text:span text:style-name="Source_20_Text"><text:span text:style-name="T13">Select which type of pet, breed of pet or age of pet to compare. </text:span></text:span></text:p>
      <text:p text:style-name="P20"><text:span text:style-name="Source_20_Text"><text:span text:style-name="T13">Create different leaderboards for each breed</text:span></text:span></text:p>
      <text:p text:style-name="P20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2T20:25:22.103211987</dc:date>
    <meta:editing-duration>PT1H58M30S</meta:editing-duration>
    <meta:editing-cycles>36</meta:editing-cycles>
    <meta:generator>LibreOffice/4.2.6.3$Linux_X86_64 LibreOffice_project/420m0$Build-3</meta:generator>
    <meta:document-statistic meta:table-count="0" meta:image-count="0" meta:object-count="0" meta:page-count="2" meta:paragraph-count="29" meta:word-count="285" meta:character-count="1766" meta:non-whitespace-character-count="1484"/>
  </office:meta>
</office:document-meta>
</file>